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2.0516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49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39" office:value-type="string" calcext:value-type="string" table:number-columns-spanned="1" table:number-rows-spanned="5">
            <text:p>Requirement </text:p>
          </table:table-cell>
          <table:table-cell table:style-name="ce39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39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3"/>
        </table:table-row>
        <table:table-row table:style-name="ro1">
          <table:covered-table-cell table:style-name="ce1"/>
          <table:covered-table-cell table:number-columns-repeated="2" table:style-name="ce39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BPDrej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[Insert Tournament Representative Name Here]</text:p>
          </table:table-cell>
        </table:table-row>
        <table:table-row table:style-name="ro1">
          <table:covered-table-cell table:style-name="ce1"/>
          <table:covered-table-cell table:number-columns-repeated="2" table:style-name="ce39"/>
          <table:covered-table-cell table:style-name="ce61"/>
          <table:covered-table-cell table:style-name="ce70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3"/>
        </table:table-row>
        <table:table-row table:style-name="ro1">
          <table:covered-table-cell table:number-columns-repeated="3" table:style-name="ce2"/>
          <table:table-cell table:style-name="ce39" office:value-type="string" calcext:value-type="string">
            <text:p>Status</text:p>
          </table:table-cell>
          <table:table-cell table:style-name="ce39" office:value-type="string" calcext:value-type="string">
            <text:p>Notes</text:p>
          </table:table-cell>
          <table:table-cell table:style-name="ce93" office:value-type="string" calcext:value-type="string">
            <text:p>Status</text:p>
          </table:table-cell>
          <table:table-cell table:style-name="ce93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39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3"/>
        </table:table-row>
        <table:table-row table:style-name="ro1">
          <table:table-cell table:style-name="ce3" office:value-type="string" calcext:value-type="string">
            <text:p>CSRM-SPC-01</text:p>
          </table:table-cell>
          <table:table-cell table:style-name="Default" table:number-columns-repeated="2"/>
          <table:table-cell table:style-name="ce22"/>
          <table:table-cell table:style-name="ce89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4" calcext:value-type="float">
            <text:p>4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Elevation, Neutron Sta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Elevation, Debri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C</text:p>
          </table:table-cell>
          <table:table-cell office:value-type="string" calcext:value-type="string">
            <text:p>Elevation, Clou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Terrain, Fores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.1</text:p>
          </table:table-cell>
          <table:table-cell office:value-type="string" calcext:value-type="string">
            <text:p>Terrain, Neutron Sta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.2</text:p>
          </table:table-cell>
          <table:table-cell office:value-type="string" calcext:value-type="string">
            <text:p>Terrain, Debri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B.3</text:p>
          </table:table-cell>
          <table:table-cell office:value-type="string" calcext:value-type="string">
            <text:p>Terrain, Clou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4"/>
          <table:table-cell office:value-type="string" calcext:value-type="string">
            <text:p>7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1</text:p>
          </table:table-cell>
          <table:table-cell office:value-type="string" calcext:value-type="string">
            <text:p>Resources, Neutron Sta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2</text:p>
          </table:table-cell>
          <table:table-cell office:value-type="string" calcext:value-type="string">
            <text:p>Resources, Debri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7.B.3</text:p>
          </table:table-cell>
          <table:table-cell office:value-type="string" calcext:value-type="string">
            <text:p>Resources, Clou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SPC-1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ace Apperance &amp; “Feel”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o Columnar Ruins Eye Cand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cout Mandatory Co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Scout Properties (TC start)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</text:p>
          </table:table-cell>
          <table:table-cell office:value-type="string" calcext:value-type="string">
            <text:p>Scout Properties (Nomad Start)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Nomad map style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Nomad map style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Nomad map style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-hostile scout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mad map style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ne</text:p>
          </table:table-cell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49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7"/>
          <table:covered-table-cell table:style-name="ce21"/>
          <table:table-cell table:style-name="ce47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89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49"/>
          <table:table-cell table:style-name="ce12" table:formula="of:=COUNTIF([.$D$8:.$D$79];[.A83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3])" office:value-type="float" office:value="52" calcext:value-type="float" table:number-columns-spanned="2" table:number-rows-spanned="1">
            <text:p>52</text:p>
          </table:table-cell>
          <table:covered-table-cell table:style-name="ce49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49"/>
          <table:table-cell table:style-name="ce12" table:formula="of:=COUNTIF([.$D$8:.$D$79];[.A84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4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49"/>
          <table:table-cell table:style-name="ce12" table:formula="of:=COUNTIF([.$D$8:.$D$79];[.A85])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2" table:formula="of:=COUNTIF([.$F$8:.$F$79];[.A85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49"/>
          <table:table-cell table:style-name="ce12" table:formula="of:=COUNTIF([.$D$8:.$D$79];[.A86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9];[.A86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49"/>
          <table:table-cell table:style-name="ce12" table:formula="of:=COUNTIF([.$D$8:.$D$79];[.A87])" office:value-type="float" office:value="41" calcext:value-type="float" table:number-columns-spanned="2" table:number-rows-spanned="1">
            <text:p>41</text:p>
          </table:table-cell>
          <table:covered-table-cell/>
          <table:table-cell table:style-name="ce12" table:formula="of:=COUNTIF([.$F$8:.$F$79];[.A87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49"/>
          <table:table-cell table:style-name="ce12" table:formula="of:=COUNTIF([.$D$8:.$D$79];[.A88])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12" table:formula="of:=COUNTIF([.$F$8:.$F$79];[.A88])" office:value-type="float" office:value="0" calcext:value-type="float" table:number-columns-spanned="2" table:number-rows-spanned="1">
            <text:p>0</text:p>
          </table:table-cell>
          <table:covered-table-cell table:style-name="ce49"/>
        </table:table-row>
        <calcext:conditional-formats>
          <calcext:conditional-format calcext:target-range-address="'DATE (YY-MM-DD)'.F39:'DATE (YY-MM-DD)'.F41 'DATE (YY-MM-DD)'.F43:'DATE (YY-MM-DD)'.F43 'DATE (YY-MM-DD)'.F45:'DATE (YY-MM-DD)'.F48 'DATE (YY-MM-DD)'.F50:'DATE (YY-MM-DD)'.F53 'DATE (YY-MM-DD)'.F55:'DATE (YY-MM-DD)'.F55 'DATE (YY-MM-DD)'.F57:'DATE (YY-MM-DD)'.F58 'DATE (YY-MM-DD)'.F60:'DATE (YY-MM-DD)'.F62 'DATE (YY-MM-DD)'.F64:'DATE (YY-MM-DD)'.F71 'DATE (YY-MM-DD)'.F73:'DATE (YY-MM-DD)'.F73 'DATE (YY-MM-DD)'.F75:'DATE (YY-MM-DD)'.F75 'DATE (YY-MM-DD)'.F77:'DATE (YY-MM-DD)'.F77 'DATE (YY-MM-DD)'.F79:'DATE (YY-MM-DD)'.F79 'DATE (YY-MM-DD)'.D39:'DATE (YY-MM-DD)'.D41 'DATE (YY-MM-DD)'.D43:'DATE (YY-MM-DD)'.D43 'DATE (YY-MM-DD)'.D45:'DATE (YY-MM-DD)'.D48 'DATE (YY-MM-DD)'.D50:'DATE (YY-MM-DD)'.D53 'DATE (YY-MM-DD)'.D55:'DATE (YY-MM-DD)'.D55 'DATE (YY-MM-DD)'.D57:'DATE (YY-MM-DD)'.D58 'DATE (YY-MM-DD)'.D60:'DATE (YY-MM-DD)'.D62 'DATE (YY-MM-DD)'.D64:'DATE (YY-MM-DD)'.D71 'DATE (YY-MM-DD)'.D73:'DATE (YY-MM-DD)'.D73 'DATE (YY-MM-DD)'.D75:'DATE (YY-MM-DD)'.D75 'DATE (YY-MM-DD)'.D77:'DATE (YY-MM-DD)'.D77 'DATE (YY-MM-DD)'.D79:'DATE (YY-MM-DD)'.D79 'DATE (YY-MM-DD)'.D8:'DATE (YY-MM-DD)'.D36 'DATE (YY-MM-DD)'.F8:'DATE (YY-MM-DD)'.F36">
            <calcext:condition calcext:apply-style-name="Red Fill" calcext:value="=&quot;Non-Compliant&quot;" calcext:base-cell-address="'DATE (YY-MM-DD)'.D8"/>
            <calcext:condition calcext:apply-style-name="Orange Fill" calcext:value="=&quot;Exception Rejected&quot;" calcext:base-cell-address="'DATE (YY-MM-DD)'.D8"/>
            <calcext:condition calcext:apply-style-name="Light Green Fill" calcext:value="=&quot;Compliance Expected&quot;" calcext:base-cell-address="'DATE (YY-MM-DD)'.D8"/>
            <calcext:condition calcext:apply-style-name="Dark Green Fill" calcext:value="=&quot;Exception Granted&quot;" calcext:base-cell-address="'DATE (YY-MM-DD)'.D8"/>
            <calcext:condition calcext:apply-style-name="Emerald Fill" calcext:value="=&quot;Compliant&quot;" calcext:base-cell-address="'DATE (YY-MM-DD)'.D8"/>
            <calcext:condition calcext:apply-style-name="Note" calcext:value="=&quot;Not-Applicable&quot;" calcext:base-cell-address="'DATE (YY-MM-DD)'.D8"/>
            <calcext:condition calcext:apply-style-name="Yellow Fill" calcext:value="=&quot;Exception Requested&quot;" calcext:base-cell-address="'DATE 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7T16:56:38.666000000</dc:date>
    <meta:editing-duration>P2DT17H23M20S</meta:editing-duration>
    <meta:editing-cycles>214</meta:editing-cycles>
    <meta:generator>LibreOffice/7.6.4.1$Windows_X86_64 LibreOffice_project/e19e193f88cd6c0525a17fb7a176ed8e6a3e2aa1</meta:generator>
    <meta:document-statistic meta:table-count="1" meta:cell-count="260" meta:object-count="0"/>
  </office:meta>
</office:document-meta>
</file>